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3fa8" officeooo:paragraph-rsid="000e3fa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0pt" officeooo:rsid="000e3fa8" officeooo:paragraph-rsid="000e3fa8" style:font-size-asian="10pt" style:font-size-complex="10pt"/>
    </style:style>
    <style:style style:name="P3" style:family="paragraph" style:parent-style-name="Standard">
      <style:text-properties fo:font-size="10pt" officeooo:rsid="000e3fa8" officeooo:paragraph-rsid="00172b82" style:font-size-asian="10pt" style:font-size-complex="10pt"/>
    </style:style>
    <style:style style:name="P4" style:family="paragraph" style:parent-style-name="Standard">
      <style:text-properties fo:font-size="10pt" officeooo:rsid="000e3fa8" officeooo:paragraph-rsid="0012c2e4" style:font-size-asian="10pt" style:font-size-complex="10pt"/>
    </style:style>
    <style:style style:name="P5" style:family="paragraph" style:parent-style-name="Standard">
      <style:text-properties fo:font-size="10pt" officeooo:rsid="0012b864" officeooo:paragraph-rsid="0012b864" style:font-size-asian="10pt" style:font-size-complex="10pt"/>
    </style:style>
    <style:style style:name="P6" style:family="paragraph" style:parent-style-name="Standard">
      <style:text-properties fo:font-size="10pt" officeooo:rsid="0012b864" officeooo:paragraph-rsid="00172b82" style:font-size-asian="10pt" style:font-size-complex="10pt"/>
    </style:style>
    <style:style style:name="P7" style:family="paragraph" style:parent-style-name="Standard">
      <style:text-properties fo:font-size="10pt" fo:font-weight="bold" officeooo:rsid="000e3fa8" officeooo:paragraph-rsid="00172b82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e3fa8" officeooo:paragraph-rsid="000e3fa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0e3fa8" officeooo:paragraph-rsid="000e3fa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officeooo:rsid="000e3fa8" officeooo:paragraph-rsid="00172b82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2e4" style:font-weight-asian="bold" style:font-weight-complex="bold"/>
    </style:style>
    <style:style style:name="T3" style:family="text">
      <style:text-properties fo:font-weight="bold" officeooo:rsid="00172b82" style:font-weight-asian="bold" style:font-weight-complex="bold"/>
    </style:style>
    <style:style style:name="T4" style:family="text">
      <style:text-properties fo:font-weight="bold" officeooo:rsid="001620bb" style:font-weight-asian="bold" style:font-weight-complex="bold"/>
    </style:style>
    <style:style style:name="T5" style:family="text">
      <style:text-properties officeooo:rsid="0011ec3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2c2e4"/>
    </style:style>
    <style:style style:name="T8" style:family="text">
      <style:text-properties officeooo:rsid="001620bb"/>
    </style:style>
    <style:style style:name="T9" style:family="text">
      <style:text-properties officeooo:rsid="00172b82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2pt" fo:font-weight="bold" officeooo:rsid="000e3fa8" style:font-size-asian="12pt" style:font-weight-asian="bold" style:font-size-complex="12pt" style:font-weight-complex="bold"/>
    </style:style>
    <style:style style:name="T12" style:family="text">
      <style:text-properties officeooo:rsid="0017cba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OpenPose Library - </text:span>GUI <text:span text:style-name="T5">S</text:span>hortcuts</text:p>
      <text:p text:style-name="P9">General Commands</text:p>
      <text:p text:style-name="P2"><text:span text:style-name="T1">Esc</text:span> : Exit program</text:p>
      <text:p text:style-name="P2"><text:span text:style-name="T1">h</text:span> : Help</text:p>
      <text:p text:style-name="P2"><text:span text:style-name="T1">f</text:span> : Toggle full screen</text:p>
      <text:p text:style-name="P2"/>
      <text:p text:style-name="P9">Producer</text:p>
      <text:p text:style-name="P2"><text:span text:style-name="T1">Space</text:span> : Pause</text:p>
      <text:p text:style-name="P2"><text:span text:style-name="T1">l</text:span> : Frame backward</text:p>
      <text:p text:style-name="P3"><text:span text:style-name="T1">k</text:span> : Frame forward</text:p>
      <text:p text:style-name="P3"><text:span text:style-name="T1">m</text:span> : Fake pause, same frame continuously re-processed, e.g. to try different heatmaps or CPM configurations <text:span text:style-name="T9">(it might fail on videos)</text:span></text:p>
      <text:p text:style-name="P2"/>
      <text:p text:style-name="P10"><text:span text:style-name="T4">OpenPose</text:span></text:p>
      <text:p text:style-name="P7">Change Default <text:span text:style-name="T9">OpenPose</text:span> Parameters</text:p>
      <text:p text:style-name="P3"><text:span text:style-name="T1">- =</text:span> : Decrease/increase NMSThreshold</text:p>
      <text:p text:style-name="P3"><text:span text:style-name="T1">_ +</text:span> : Decrease/increase ConnectMinSubsetScore</text:p>
      <text:p text:style-name="P3"><text:span text:style-name="T1">[ ] </text:span>: Decrease/increase ConnectInterThreshold</text:p>
      <text:p text:style-name="P3"><text:span text:style-name="T1">{ } </text:span>: Decrease/increase ConnectInterMinAboveThreshold</text:p>
      <text:p text:style-name="P3"><text:span text:style-name="T1">; \ </text:span>: Decrease/increase ConnectMinSubsetCnt</text:p>
      <text:p text:style-name="P3"/>
      <text:p text:style-name="P10"><text:span text:style-name="T3">Rendering</text:span></text:p>
      <text:p text:style-name="P3"><text:span text:style-name="T1">Change Part To Show: Pose, Heatmaps, PAFs</text:span></text:p>
      <text:p text:style-name="P6"><text:span text:style-name="T1">b</text:span><text:span text:style-name="T6"> : Whether blend results with frame</text:span></text:p>
      <text:p text:style-name="P3"><text:span text:style-name="T1">0</text:span> : Show pose</text:p>
      <text:p text:style-name="P3"><text:span text:style-name="T1">p</text:span> : Show background heatmap**</text:p>
      <text:p text:style-name="P3"><text:span text:style-name="T2">a</text:span> : Show <text:span text:style-name="T7">all</text:span> heatmap<text:span text:style-name="T7">s</text:span>**</text:p>
      <text:p text:style-name="P3"><text:span text:style-name="T2">s</text:span> : Show all PAFs**</text:p>
      <text:p text:style-name="P3"><text:span text:style-name="T1">.</text:span> : Show next element**</text:p>
      <text:p text:style-name="P3"><text:span text:style-name="T1">,</text:span> : Show previous element**</text:p>
      <text:p text:style-name="P3"><text:span text:style-name="T1">0123456789qwertyuiopasd</text:span> : Show specific element**</text:p>
      <text:p text:style-name="P2"/>
      <text:p text:style-name="P8">Miscellaneous</text:p>
      <text:p text:style-name="P3"><text:span text:style-name="T1">g</text:span> : Googly eyes**</text:p>
      <text:p text:style-name="P3"/>
      <text:p text:style-name="P3">** <text:span text:style-name="T9">Only available for GPU rendering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0:36:38.942688379</meta:creation-date>
    <dc:date>2017-06-16T11:07:57.998522375</dc:date>
    <meta:editing-duration>PT15M23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142" meta:character-count="883" meta:non-whitespace-character-count="771"/>
  </office:meta>
</office:document-meta>
</file>